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Braindum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Input Validation</text:p>
                <text:list>
                  <text:list-item>
                    <text:p>Wertebereiche, Typen, Access-Violations, ID-Guessing</text:p>
                  </text:list-item>
                  <text:list-item>
                    <text:p>Remote Code Execution!</text:p>
                  </text:list-item>
                </text:list>
              </text:list-item>
              <text:list-item>
                <text:p>HTML Injection</text:p>
              </text:list-item>
              <text:list-item>
                <text:p>Script Injection</text:p>
              </text:list-item>
              <text:list-item>
                <text:p>HTML Escaping</text:p>
              </text:list-item>
              <text:list-item>
                <text:p>SQL Injection</text:p>
              </text:list-item>
              <text:list-item>
                <text:p>CSRF</text:p>
              </text:list-item>
              <text:list-item>
                <text:p>https://www.owasp.org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4H51M52S</meta:editing-duration>
    <meta:editing-cycles>291</meta:editing-cycles>
    <meta:generator>LibreOffice/6.0.7.3$Linux_X86_64 LibreOffice_project/00m0$Build-3</meta:generator>
    <dc:title>Midnightblue</dc:title>
    <dc:date>2019-05-02T18:43:34.762369507</dc:date>
    <meta:document-statistic meta:object-count="62"/>
  </office:meta>
</office:document-meta>
</file>